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style:font-weight-complex="bold" style:font-style-complex="italic" fo:color="#002060" fo:language="en" fo:country="US"/>
    </style:style>
    <style:style style:name="T14" style:parent-style-name="DefaultParagraphFont" style:family="text">
      <style:text-properties fo:font-weight="bold" style:font-weight-asian="bold" style:font-weight-complex="bold" style:font-style-complex="italic" fo:color="#002060"/>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weight="bold" style:font-weight-asian="bold" style:font-weight-complex="bold" style:font-style-complex="italic" fo:color="#002060" fo:language="en" fo:country="US"/>
    </style:style>
    <style:style style:name="T20" style:parent-style-name="DefaultParagraphFont" style:family="text">
      <style:text-properties fo:font-weight="bold" style:font-weight-asian="bold" style:font-weight-complex="bold" style:font-style-complex="italic" fo:color="#002060" fo:language="en" fo:country="US"/>
    </style:style>
    <style:style style:name="T21" style:parent-style-name="DefaultParagraphFont" style:family="text">
      <style:text-properties fo:font-weight="bold" style:font-weight-asian="bold" style:font-weight-complex="bold" style:font-style-complex="italic" fo:color="#002060" fo:language="en" fo:country="US"/>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weight="bold" style:font-weight-asian="bold" style:font-weight-complex="bold" style:font-style-complex="italic" fo:color="#002060" fo:language="en" fo:country="US"/>
    </style:style>
    <style:style style:name="T29" style:parent-style-name="DefaultParagraphFont" style:family="text">
      <style:text-properties fo:font-weight="bold" style:font-weight-asian="bold" style:font-weight-complex="bold" style:font-style-complex="italic" fo:color="#002060" fo:language="en" fo:country="US"/>
    </style:style>
    <style:style style:name="T30" style:parent-style-name="DefaultParagraphFont" style:family="text">
      <style:text-properties fo:font-weight="bold" style:font-weight-asian="bold" style:font-weight-complex="bold" style:font-style-complex="italic" fo:color="#002060" fo:language="en" fo:country="US"/>
    </style:style>
    <style:style style:name="T31" style:parent-style-name="DefaultParagraphFont" style:family="text">
      <style:text-properties fo:font-weight="bold" style:font-weight-asian="bold" style:font-weight-complex="bold" style:font-style-complex="italic" fo:color="#002060" fo:language="en" fo:country="US"/>
    </style:style>
    <style:style style:name="T32" style:parent-style-name="DefaultParagraphFont" style:family="text">
      <style:text-properties fo:font-weight="bold" style:font-weight-asian="bold" style:font-weight-complex="bold" style:font-style-complex="italic" fo:color="#002060" fo:language="en" fo:country="US"/>
    </style:style>
    <style:style style:name="T33" style:parent-style-name="DefaultParagraphFont" style:family="text">
      <style:text-properties fo:font-weight="bold" style:font-weight-asian="bold" style:font-weight-complex="bold" style:font-style-complex="italic" fo:color="#002060" fo:language="en" fo:country="US"/>
    </style:style>
    <style:style style:name="T34" style:parent-style-name="DefaultParagraphFont" style:family="text">
      <style:text-properties fo:font-weight="bold" style:font-weight-asian="bold" style:font-weight-complex="bold" style:font-style-complex="italic" fo:color="#002060" fo:language="en" fo:country="US"/>
    </style:style>
    <style:style style:name="T35" style:parent-style-name="DefaultParagraphFont" style:family="text">
      <style:text-properties fo:font-weight="bold" style:font-weight-asian="bold" style:font-weight-complex="bold" style:font-style-complex="italic" fo:color="#002060" fo:language="en" fo:country="US"/>
    </style:style>
    <style:style style:name="T36" style:parent-style-name="DefaultParagraphFont" style:family="text">
      <style:text-properties fo:font-weight="bold" style:font-weight-asian="bold" style:font-weight-complex="bold" style:font-style-complex="italic" fo:color="#002060" fo:language="en" fo:country="US"/>
    </style:style>
    <style:style style:name="T37" style:parent-style-name="DefaultParagraphFont" style:family="text">
      <style:text-properties fo:font-weight="bold" style:font-weight-asian="bold" style:font-weight-complex="bold" style:font-style-complex="italic" fo:color="#002060" fo:language="en" fo:country="US"/>
    </style:style>
    <style:style style:name="T38" style:parent-style-name="DefaultParagraphFont" style:family="text">
      <style:text-properties fo:font-weight="bold" style:font-weight-asian="bold" style:font-weight-complex="bold" style:font-style-complex="italic" fo:color="#002060" fo:language="en" fo:country="US"/>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P41" style:parent-style-name="Standard" style:family="paragraph">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weight="bold" style:font-weight-asian="bold" style:font-weight-complex="bold" style:font-style-complex="italic" fo:color="#002060" fo:language="en" fo:country="US"/>
    </style:style>
    <style:style style:name="T45" style:parent-style-name="DefaultParagraphFont" style:family="text">
      <style:text-properties fo:font-weight="bold" style:font-weight-asian="bold" style:font-weight-complex="bold" style:font-style-complex="italic" fo:color="#002060" fo:language="en" fo:country="US"/>
    </style:style>
    <style:style style:name="T46" style:parent-style-name="DefaultParagraphFont" style:family="text">
      <style:text-properties fo:font-weight="bold" style:font-weight-asian="bold"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weight="bold" style:font-weight-asian="bold" style:font-weight-complex="bold" style:font-style-complex="italic" fo:color="#002060" fo:language="en" fo:country="US"/>
    </style:style>
    <style:style style:name="T53" style:parent-style-name="DefaultParagraphFont" style:family="text">
      <style:text-properties fo:font-weight="bold" style:font-weight-asian="bold" style:font-weight-complex="bold" style:font-style-complex="italic" fo:color="#002060" fo:language="en" fo:country="US"/>
    </style:style>
    <style:style style:name="T54" style:parent-style-name="DefaultParagraphFont" style:family="text">
      <style:text-properties fo:font-weight="bold" style:font-weight-asian="bold" style:font-weight-complex="bold" style:font-style-complex="italic" fo:color="#002060" fo:language="en" fo:country="US"/>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P59" style:parent-style-name="Standard" style:family="paragraph">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style:font-weight-complex="bold" style:font-style-complex="italic" fo:color="#002060" fo:language="en" fo:country="US"/>
    </style:style>
    <style:style style:name="T63" style:parent-style-name="DefaultParagraphFont" style:family="text">
      <style:text-properties fo:font-weight="bold" style:font-weight-asian="bold" style:font-weight-complex="bold" style:font-style-complex="italic" fo:color="#002060" fo:language="en" fo:country="US"/>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P67" style:parent-style-name="Standard" style:family="paragraph">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weight="bold" style:font-weight-asian="bold" style:font-weight-complex="bold" style:font-style-complex="italic" fo:color="#002060" fo:language="en" fo:country="US"/>
    </style:style>
    <style:style style:name="T71" style:parent-style-name="DefaultParagraphFont" style:family="text">
      <style:text-properties fo:font-weight="bold" style:font-weight-asian="bold" style:font-weight-complex="bold" style:font-style-complex="italic" fo:color="#002060" fo:language="en" fo:country="US"/>
    </style:style>
    <style:style style:name="T72" style:parent-style-name="DefaultParagraphFont" style:family="text">
      <style:text-properties fo:font-weight="bold" style:font-weight-asian="bold" style:font-weight-complex="bold" style:font-style-complex="italic" fo:color="#002060" fo:language="en" fo:country="US"/>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weight="bold" style:font-weight-asian="bold" style:font-weight-complex="bold" style:font-style-complex="italic" fo:color="#002060" fo:language="en" fo:country="US"/>
    </style:style>
    <style:style style:name="T86" style:parent-style-name="DefaultParagraphFont" style:family="text">
      <style:text-properties fo:font-style="italic" style:font-style-asian="italic" fo:language="en" fo:country="US"/>
    </style:style>
    <style:style style:name="T87" style:parent-style-name="DefaultParagraphFont" style:family="text">
      <style:text-properties fo:font-weight="bold" style:font-weight-asian="bold" style:font-weight-complex="bold" style:font-style-complex="italic" fo:color="#002060" fo:language="en" fo:country="US"/>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P91" style:parent-style-name="Standard" style:family="paragraph">
      <style:text-properties fo:font-style="italic" style:font-style-asian="italic"/>
    </style:style>
    <style:style style:name="T92" style:parent-style-name="DefaultParagraphFont" style:family="text">
      <style:text-properties fo:font-weight="bold" style:font-weight-asian="bold"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weight="bold" style:font-weight-asian="bold" style:font-weight-complex="bold" style:font-style-complex="italic" fo:color="#002060" fo:language="en" fo:country="US"/>
    </style:style>
    <style:style style:name="T95" style:parent-style-name="DefaultParagraphFont" style:family="text">
      <style:text-properties fo:font-weight="bold" style:font-weight-asian="bold" style:font-weight-complex="bold" style:font-style-complex="italic" fo:color="#002060" fo:language="en" fo:country="US"/>
    </style:style>
    <style:style style:name="T96" style:parent-style-name="DefaultParagraphFont" style:family="text">
      <style:text-properties fo:font-weight="bold" style:font-weight-asian="bold" style:font-weight-complex="bold" style:font-style-complex="italic" fo:color="#002060" fo:language="en" fo:country="US"/>
    </style:style>
    <style:style style:name="T97" style:parent-style-name="DefaultParagraphFont" style:family="text">
      <style:text-properties fo:font-weight="bold" style:font-weight-asian="bold" style:font-weight-complex="bold" style:font-style-complex="italic" fo:color="#002060" fo:language="en" fo:country="US"/>
    </style:style>
    <style:style style:name="T98" style:parent-style-name="DefaultParagraphFont" style:family="text">
      <style:text-properties fo:font-weight="bold" style:font-weight-asian="bold" style:font-weight-complex="bold" style:font-style-complex="italic" fo:color="#002060" fo:language="en" fo:country="US"/>
    </style:style>
    <style:style style:name="T99" style:parent-style-name="DefaultParagraphFont" style:family="text">
      <style:text-properties fo:font-weight="bold" style:font-weight-asian="bold" style:font-weight-complex="bold" style:font-style-complex="italic" fo:color="#002060" fo:language="en" fo:country="US"/>
    </style:style>
    <style:style style:name="T100" style:parent-style-name="DefaultParagraphFont" style:family="text">
      <style:text-properties fo:font-weight="bold" style:font-weight-asian="bold" style:font-weight-complex="bold" style:font-style-complex="italic" fo:color="#002060" fo:language="en" fo:country="US"/>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P104" style:parent-style-name="Standard" style:family="paragraph">
      <style:text-properties fo:font-style="italic" style:font-style-asian="italic"/>
    </style:style>
    <style:style style:name="T105" style:parent-style-name="DefaultParagraphFont" style:family="text">
      <style:text-properties fo:font-weight="bold" style:font-weight-asian="bold"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weight="bold" style:font-weight-asian="bold"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How is the tool in application while analysing data</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pan><text:span text:style-name="T20"><text:s/></text:span><text:span text:style-name="T21">As Data Churn is difficult to use. Doesn’t it affect the performance or workflow of the outcome?</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That’s great that you have a trained team of five people</text:span><text:span text:style-name="T29">?<text:s/></text:span><text:span text:style-name="T30">Does</text:span><text:span text:style-name="T31">n’t</text:span><text:span text:style-name="T32"><text:s/>it<text:s/></text:span><text:span text:style-name="T33">lead to slow</text:span><text:span text:style-name="T34"><text:s/>performance of<text:s/></text:span><text:span text:style-name="T35">your</text:span><text:span text:style-name="T36"><text:s/></text:span><text:span text:style-name="T37">organization</text:span><text:span text:style-name="T38">?</text:span></text:p>
      <text:p text:style-name="Standard"><text:span text:style-name="T39">HU:</text:span><text:span text:style-name="T40"><text:s/>Not much. The requests pile up only when one of the five members quits our organisation and we are waiting for a new member to be trained on Data Churn.</text:span></text:p>
      <text:p text:style-name="P41"/>
      <text:p text:style-name="Standard"><text:span text:style-name="T42">CD:</text:span><text:span text:style-name="T43"><text:s/></text:span><text:span text:style-name="T44">Data Churn is not only outdated but it is also slow and difficult to use. Do your team members like using this tool</text:span><text:span text:style-name="T45">?</text:span></text:p>
      <text:p text:style-name="Standard"><text:span text:style-name="T46">HU:</text:span><text:span text:style-name="T47"><text:s/>Yes, our team members certainly do not like using<text:s/></text:span><text:span text:style-name="T48">Data Churn and tend to quit within 12–18 months.</text:span></text:p>
      <text:p text:style-name="P49"/>
      <text:p text:style-name="Standard"><text:span text:style-name="T50">CD:</text:span><text:span text:style-name="T51"><text:s/></text:span><text:span text:style-name="T52">It seems clear that your team members are not happy with the use of<text:s/></text:span><text:span text:style-name="T53">Data Churn. By the way what is the training cost of the new member and how many employees are trained by your organisation till now</text:span><text:span text:style-name="T54">?</text:span></text:p>
      <text:p text:style-name="Standard"><text:span text:style-name="T55">HU:</text:span><text:span text:style-name="T56"><text:s/>It takes 4–6 weeks of training for a new team member to use Data Churn competently. So, that is at least 1.5 months of salary incurred as training cost. In addition to that, we also make a separate payment for the new team member to comp</text:span><text:span text:style-name="T57">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8">trition.</text:span></text:p>
      <text:p text:style-name="P59"/>
      <text:p text:style-name="Standard"><text:span text:style-name="T60">CD:</text:span><text:span text:style-name="T61"><text:s/></text:span><text:span text:style-name="T62">As Data Churn requires time for training of new employee and also leads to employee attrition and high training cost. How your organisation manage when there is heavy workload and less workforce</text:span><text:span text:style-name="T63">?</text:span></text:p>
      <text:p text:style-name="Standard"><text:span text:style-name="T64">HU:</text:span><text:span text:style-name="T65"><text:s/>Data Churn offers services as well, wherein they provide us one of their trained employees as an additional team member when one of our team members leaves and we are in the process of trainin</text:span><text:span text:style-name="T66">g a new one. But they charge really high rates for it, which is about three times what we pay our team members. So, we either use that option to handle heavy workloads when we are short-handed, or we pay overtime for the existing trained team members.</text:span></text:p>
      <text:p text:style-name="P67"/>
      <text:soft-page-break/>
      <text:p text:style-name="Standard"><text:span text:style-name="T68">CD:</text:span><text:span text:style-name="T69"><text:s/></text:span><text:span text:style-name="T70">Your organisation is paying overtime to your team members for extra working hours. Is the</text:span><text:span text:style-name="T71"><text:s/>overtime pay rate is higher than the salary</text:span><text:span text:style-name="T72">?</text:span></text:p>
      <text:p text:style-name="Standard"><text:span text:style-name="T73">HD:</text:span><text:span text:style-name="T74"><text:s/>Yes, our overtime pay rate is double the normal salary. But even with overtime pay, the existing team members are not willing to do the extra work, which leads to further attrition.</text:span></text:p>
      <text:p text:style-name="P75"/>
      <text:p text:style-name="Standard"><text:span text:style-name="T76">CD:</text:span><text:span text:style-name="T77"><text:s/>Got it. But when you employ contractor</text:span><text:span text:style-name="T78">s from Data Churn, who do not know your data as well as your team members, does that not affect the quality of the work?</text:span></text:p>
      <text:p text:style-name="Standard"><text:span text:style-name="T79">HU:</text:span><text:span text:style-name="T80"><text:s/>Absolutely, data knowledge is key to our work. So, when we employ Data Churn contractors, the quality of their analysis and insight</text:span><text:span text:style-name="T81">s is not as good as what our team members would produce because the former do not have in-depth knowledge of our data. Because of this, our existing team members need to <text:s/>review their work, which leads to duplication of effort.</text:span></text:p>
      <text:p text:style-name="P82"/>
      <text:p text:style-name="Standard"><text:span text:style-name="T83">CD:</text:span><text:span text:style-name="T84"><text:s/></text:span><text:span text:style-name="T85">As per your information, I can conclude that Data Churn not only leads to employee attrition and high cost to your organisation but also effecting the performance of your existing team members. Your organisation needs to use the updated tools or come up with more efficient and effective tools for day-to-day operation</text:span><text:span text:style-name="T86"><text:s/></text:span><text:span text:style-name="T87">which leads to smooth workflow.</text:span></text:p>
      <text:p text:style-name="Standard"><text:span text:style-name="T88">HU:</text:span><text:span text:style-name="T89"><text:s/>T</text:span><text:span text:style-name="T90">ell me about it! I keep getting escalations every other day from the heads of various departments that my team is not functioning optimally. I wish I could get some peace of mind at times. Data Churn is certainly not helping our case!</text:span></text:p>
      <text:p text:style-name="P91"/>
      <text:p text:style-name="Standard"><text:span text:style-name="T92">CD:</text:span><text:span text:style-name="T93"><text:s/></text:span><text:span text:style-name="T94">Doesn’t it impact the performance or efficiency</text:span><text:span text:style-name="T95"><text:s/></text:span><text:span text:style-name="T96">of your organisation</text:span><text:span text:style-name="T97"><text:s/>in regards to business decision</text:span><text:span text:style-name="T98"><text:s/>as your team members are getting escalation from heads of various department</text:span><text:span text:style-name="T99">s</text:span><text:span text:style-name="T100">?</text:span></text:p>
      <text:p text:style-name="Standard"><text:span text:style-name="T101">HU:</text:span><text:span text:style-name="T102"><text:s/>It definitely does. Our business is becoming more and more data driven, and all the departments are highly reliant on us to provide on-time quality insights. Else, their decisions are delayed or are sub-optimal. Just last week, th</text:span><text:span text:style-name="T103">e Head of Marketing was on my case on the phone, talking about how their marketing campaign was delayed by more than two weeks during the peak season because my team could not share insights on which stores are to be targeted for the campaign.</text:span></text:p>
      <text:p text:style-name="P104"/>
      <text:p text:style-name="Standard"><text:span text:style-name="T105">CD:</text:span><text:span text:style-name="T106"><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107">HU:</text:span><text:span text:style-name="T108"><text:s/>Looks l</text:span><text:span text:style-name="T109">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UPAMA</meta:initial-creator>
    <dc:creator>Anupama Rai</dc:creator>
    <meta:creation-date>2021-07-22T07:13:00Z</meta:creation-date>
    <dc:date>2021-07-22T07:13:00Z</dc:date>
    <meta:template xlink:href="Normal" xlink:type="simple"/>
    <meta:editing-cycles>2</meta:editing-cycles>
    <meta:editing-duration>PT120S</meta:editing-duration>
    <meta:document-statistic meta:page-count="2" meta:paragraph-count="9" meta:word-count="743" meta:character-count="4972" meta:row-count="35" meta:non-whitespace-character-count="4238"/>
  </office:meta>
</office:document-meta>
</file>